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584" officeooo:paragraph-rsid="0007258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2584" officeooo:paragraph-rsid="0007258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72584" officeooo:paragraph-rsid="00072584"/>
    </style:style>
    <style:style style:name="P4" style:family="paragraph" style:parent-style-name="Standard">
      <style:text-properties style:text-underline-style="none" fo:font-weight="normal" officeooo:rsid="00072584" officeooo:paragraph-rsid="0007258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72584" officeooo:paragraph-rsid="00072584" style:font-weight-asian="normal" style:font-weight-complex="normal"/>
    </style:style>
    <style:style style:name="T1" style:family="text">
      <style:text-properties officeooo:rsid="0008c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ne un projet existant :</text:p>
      <text:p text:style-name="P1"/>
      <text:p text:style-name="P1">git clone (url, ssh ou http)</text:p>
      <text:p text:style-name="P1"/>
      <text:p text:style-name="P1"/>
      <text:p text:style-name="P2">Basculer sur une autre branche xxx:</text:p>
      <text:p text:style-name="P1"/>
      <text:p text:style-name="P1">git checkout xxx</text:p>
      <text:p text:style-name="P1"/>
      <text:p text:style-name="P3">avec création de la branche :</text:p>
      <text:p text:style-name="P1">git checkout -b xxx</text:p>
      <text:p text:style-name="P1"/>
      <text:p text:style-name="P1"/>
      <text:p text:style-name="P2">Utiles:</text:p>
      <text:p text:style-name="P1"/>
      <text:p text:style-name="P1">git status</text:p>
      <text:p text:style-name="P1"/>
      <text:p text:style-name="P1">git tree</text:p>
      <text:p text:style-name="P1"/>
      <text:p text:style-name="P1"/>
      <text:p text:style-name="P2">Avant un commit :</text:p>
      <text:p text:style-name="P1"/>
      <text:p text:style-name="P1">git status</text:p>
      <text:p text:style-name="P1">pour savoir les fichiers modifiés</text:p>
      <text:p text:style-name="P1"/>
      <text:p text:style-name="P1">git diff aa <text:s/>(aa est le nom du fichier)</text:p>
      <text:p text:style-name="P1">pour chaque fichier, pour valider les changements. Puis :</text:p>
      <text:p text:style-name="P1">git add aa</text:p>
      <text:p text:style-name="P1"/>
      <text:p text:style-name="P1">git commit -m "[COMMIT] Message explicite"</text:p>
      <text:p text:style-name="P1">entre [] : Features, Fix, Test ... Dans le message : explique le but du commit, sans précision des fichiers/méthodes modifiée.</text:p>
      <text:p text:style-name="P1"/>
      <text:p text:style-name="P1"/>
      <text:p text:style-name="P2">Pour publier les changements :</text:p>
      <text:p text:style-name="P2"/>
      <text:p text:style-name="P4">git push origin xxx</text:p>
      <text:p text:style-name="P4">xxx est le nom de la branche</text:p>
      <text:p text:style-name="P1"/>
      <text:p text:style-name="P1"/>
      <text:p text:style-name="P2">Pour récupérer les changements :</text:p>
      <text:p text:style-name="P4"/>
      <text:p text:style-name="P4"/>
      <text:p text:style-name="P4">git checkout xxx</text:p>
      <text:p text:style-name="P4">git <text:span text:style-name="T1">pull --</text:span>re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9S</meta:editing-duration>
    <meta:editing-cycles>4</meta:editing-cycles>
    <meta:generator>LibreOffice/5.1.6.2$Linux_X86_64 LibreOffice_project/10m0$Build-2</meta:generator>
    <dc:date>2017-09-17T16:16:46.979055391</dc:date>
    <meta:document-statistic meta:table-count="0" meta:image-count="0" meta:object-count="0" meta:page-count="1" meta:paragraph-count="23" meta:word-count="122" meta:character-count="654" meta:non-whitespace-character-count="555"/>
    <meta:user-defined meta:name="Info 1"/>
    <meta:user-defined meta:name="Info 2"/>
    <meta:user-defined meta:name="Info 3"/>
    <meta:user-defined meta:name="Info 4"/>
  </office:meta>
</office:document-meta>
</file>